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3pt" officeooo:rsid="0019325d" officeooo:paragraph-rsid="0019325d" style:font-size-asian="13pt" style:font-size-complex="13pt"/>
    </style:style>
    <style:style style:name="P2" style:family="paragraph" style:parent-style-name="Standard">
      <style:text-properties fo:font-size="13pt" fo:font-weight="bold" officeooo:rsid="0019325d" officeooo:paragraph-rsid="0019325d" style:font-size-asian="13pt" style:font-weight-asian="bold" style:font-size-complex="13pt" style:font-weight-complex="bold"/>
    </style:style>
    <style:style style:name="P3" style:family="paragraph" style:parent-style-name="Standard">
      <style:text-properties fo:font-size="13pt" fo:font-weight="normal" officeooo:rsid="0019bbb3" officeooo:paragraph-rsid="0019bbb3" style:font-size-asian="13pt" style:font-weight-asian="normal" style:font-size-complex="13pt" style:font-weight-complex="normal"/>
    </style:style>
    <style:style style:name="P4" style:family="paragraph" style:parent-style-name="Standard">
      <style:text-properties fo:font-size="13pt" fo:font-weight="normal" officeooo:rsid="001a3ad5" officeooo:paragraph-rsid="001a3ad5" style:font-size-asian="13pt" style:font-weight-asian="normal" style:font-size-complex="13pt" style:font-weight-complex="normal"/>
    </style:style>
    <style:style style:name="P5" style:family="paragraph" style:parent-style-name="Standard">
      <style:paragraph-properties fo:text-align="justify" style:justify-single-word="false"/>
      <style:text-properties fo:font-size="13pt" fo:font-weight="normal" officeooo:rsid="001a3ad5" officeooo:paragraph-rsid="001e42f2" style:font-size-asian="13pt" style:font-weight-asian="normal" style:font-size-complex="13pt" style:font-weight-complex="normal"/>
    </style:style>
    <style:style style:name="P6" style:family="paragraph" style:parent-style-name="Standard">
      <style:paragraph-properties fo:text-align="justify" style:justify-single-word="false"/>
      <style:text-properties fo:font-size="13pt" fo:font-weight="normal" officeooo:rsid="001e42f2" officeooo:paragraph-rsid="001e42f2" style:font-size-asian="13pt" style:font-weight-asian="normal" style:font-size-complex="13pt" style:font-weight-complex="normal"/>
    </style:style>
    <style:style style:name="P7" style:family="paragraph" style:parent-style-name="Standard">
      <style:text-properties fo:font-size="17pt" officeooo:rsid="0019325d" officeooo:paragraph-rsid="0019325d" style:font-size-asian="13pt" style:font-size-complex="13pt"/>
    </style:style>
    <style:style style:name="P8" style:family="paragraph" style:parent-style-name="Standard">
      <style:text-properties fo:font-size="13pt" fo:font-weight="normal" officeooo:rsid="0019bbb3" officeooo:paragraph-rsid="0019bbb3" style:font-size-asian="13pt" style:font-weight-asian="normal" style:font-size-complex="13pt" style:font-weight-complex="normal"/>
    </style:style>
    <style:style style:name="P9" style:family="paragraph" style:parent-style-name="Standard">
      <style:paragraph-properties fo:text-align="justify" style:justify-single-word="false"/>
      <style:text-properties fo:font-size="13pt" fo:font-weight="normal" officeooo:rsid="0021edbc" officeooo:paragraph-rsid="0020812c" style:font-size-asian="13pt" style:font-weight-asian="normal" style:font-size-complex="13pt" style:font-weight-complex="normal"/>
    </style:style>
    <style:style style:name="P10" style:family="paragraph" style:parent-style-name="Standard">
      <style:paragraph-properties fo:text-align="justify" style:justify-single-word="false"/>
      <style:text-properties fo:font-size="13pt" fo:font-weight="normal" officeooo:rsid="001a3ad5" officeooo:paragraph-rsid="001e42f2" style:font-size-asian="13pt" style:font-weight-asian="normal" style:font-size-complex="13pt" style:font-weight-complex="normal"/>
    </style:style>
    <style:style style:name="P11" style:family="paragraph" style:parent-style-name="Standard">
      <style:paragraph-properties fo:text-align="justify" style:justify-single-word="false"/>
      <style:text-properties fo:font-size="13pt" fo:font-weight="normal" officeooo:rsid="001e42f2" officeooo:paragraph-rsid="001e42f2" style:font-size-asian="13pt" style:font-weight-asian="normal" style:font-size-complex="13pt" style:font-weight-complex="normal"/>
    </style:style>
    <style:style style:name="P12" style:family="paragraph" style:parent-style-name="Standard">
      <style:paragraph-properties fo:text-align="justify" style:justify-single-word="false"/>
      <style:text-properties fo:font-size="13pt" fo:font-style="normal" fo:font-weight="normal" officeooo:rsid="0020812c" officeooo:paragraph-rsid="001e42f2" style:font-size-asian="13pt" style:font-style-asian="normal" style:font-weight-asian="normal" style:font-size-complex="13pt" style:font-style-complex="normal" style:font-weight-complex="normal"/>
    </style:style>
    <style:style style:name="P13" style:family="paragraph" style:parent-style-name="Standard">
      <style:paragraph-properties fo:text-align="justify" style:justify-single-word="false"/>
      <style:text-properties fo:font-size="13pt" fo:font-style="normal" fo:font-weight="normal" officeooo:rsid="0020812c" officeooo:paragraph-rsid="0020812c" style:font-size-asian="13pt" style:font-style-asian="normal" style:font-weight-asian="normal" style:font-size-complex="13pt" style:font-style-complex="normal" style:font-weight-complex="normal"/>
    </style:style>
    <style:style style:name="P14" style:family="paragraph" style:parent-style-name="Standard">
      <style:paragraph-properties fo:text-align="justify" style:justify-single-word="false"/>
      <style:text-properties fo:font-size="13pt" fo:font-style="normal" fo:font-weight="normal" officeooo:rsid="0021edbc" officeooo:paragraph-rsid="0020812c" style:font-size-asian="13pt" style:font-style-asian="normal" style:font-weight-asian="normal" style:font-size-complex="13pt" style:font-style-complex="normal" style:font-weight-complex="normal"/>
    </style:style>
    <style:style style:name="P15" style:family="paragraph" style:parent-style-name="Standard">
      <style:paragraph-properties fo:text-align="justify" style:justify-single-word="false"/>
      <style:text-properties fo:font-size="13pt" fo:font-style="normal" fo:font-weight="normal" officeooo:rsid="0021edbc" officeooo:paragraph-rsid="0021edbc" style:font-size-asian="13pt" style:font-style-asian="normal" style:font-weight-asian="normal" style:font-size-complex="13pt" style:font-style-complex="normal" style:font-weight-complex="normal"/>
    </style:style>
    <style:style style:name="P16" style:family="paragraph" style:parent-style-name="Standard">
      <style:text-properties fo:font-size="13pt" fo:font-style="italic" fo:font-weight="normal" officeooo:rsid="0019bbb3" officeooo:paragraph-rsid="0019bbb3" style:font-size-asian="13pt" style:font-style-asian="italic" style:font-weight-asian="normal" style:font-size-complex="13pt" style:font-style-complex="italic" style:font-weight-complex="normal"/>
    </style:style>
    <style:style style:name="P17" style:family="paragraph" style:parent-style-name="Standard">
      <style:text-properties fo:font-size="21pt" fo:font-style="italic" fo:font-weight="bold" officeooo:rsid="0019325d" officeooo:paragraph-rsid="00230cac" style:font-size-asian="13pt" style:font-style-asian="italic" style:font-weight-asian="bold" style:font-size-complex="13pt" style:font-style-complex="italic" style:font-weight-complex="bold"/>
    </style:style>
    <style:style style:name="T1" style:family="text">
      <style:text-properties officeooo:rsid="0019bbb3"/>
    </style:style>
    <style:style style:name="T2" style:family="text">
      <style:text-properties fo:font-size="13pt" officeooo:rsid="001a3ad5"/>
    </style:style>
    <style:style style:name="T3" style:family="text">
      <style:text-properties fo:font-style="italic" officeooo:rsid="0024ac0d" style:font-style-asian="italic" style:font-style-complex="italic"/>
    </style:style>
    <style:style style:name="T4" style:family="text">
      <style:text-properties fo:font-style="italic" officeooo:rsid="00260472" style:font-style-asian="italic" style:font-style-complex="italic"/>
    </style:style>
    <style:style style:name="T5" style:family="text">
      <style:text-properties fo:font-style="italic" officeooo:rsid="00284980" style:font-style-asian="italic" style:font-style-complex="italic"/>
    </style:style>
    <style:style style:name="T6" style:family="text">
      <style:text-properties fo:font-style="italic" officeooo:rsid="0029aac5" style:font-style-asian="italic" style:font-style-complex="italic"/>
    </style:style>
    <style:style style:name="T7" style:family="text">
      <style:text-properties fo:font-style="italic" officeooo:rsid="002ba606"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officeooo:rsid="0024ac0d" style:font-style-asian="normal" style:font-style-complex="normal"/>
    </style:style>
    <style:style style:name="T10" style:family="text">
      <style:text-properties fo:font-style="normal" officeooo:rsid="00260472" style:font-style-asian="normal" style:font-style-complex="normal"/>
    </style:style>
    <style:style style:name="T11" style:family="text">
      <style:text-properties fo:font-style="normal" officeooo:rsid="0026564e" style:font-style-asian="normal" style:font-style-complex="normal"/>
    </style:style>
    <style:style style:name="T12" style:family="text">
      <style:text-properties fo:font-style="normal" officeooo:rsid="00284980" style:font-style-asian="normal" style:font-style-complex="normal"/>
    </style:style>
    <style:style style:name="T13" style:family="text">
      <style:text-properties fo:font-style="normal" officeooo:rsid="0029aac5" style:font-style-asian="normal" style:font-style-complex="normal"/>
    </style:style>
    <style:style style:name="T14" style:family="text">
      <style:text-properties fo:font-style="normal" officeooo:rsid="002ba606" style:font-style-asian="normal" style:font-style-complex="normal"/>
    </style:style>
    <style:style style:name="T15" style:family="text">
      <style:text-properties officeooo:rsid="00248141"/>
    </style:style>
    <style:style style:name="T16" style:family="text">
      <style:text-properties officeooo:rsid="0024ac0d"/>
    </style:style>
    <style:style style:name="T17" style:family="text">
      <style:text-properties officeooo:rsid="0026047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anji Iman Baskoro</text:p>
      <text:p text:style-name="P1">171111023</text:p>
      <text:p text:style-name="P1">Bahasa Indonesia</text:p>
      <text:p text:style-name="P1"/>
      <text:p text:style-name="P7">"Metodologi dan Proses Penelitian Kua<text:span text:style-name="T15">n</text:span>t<text:span text:style-name="T15">it</text:span>atif"</text:p>
      <text:p text:style-name="P1"/>
      <text:p text:style-name="P1">Artikel yang saya gunakan <text:span text:style-name="T1">di tugas ini</text:span> : </text:p>
      <text:p text:style-name="P17">Developing content-based recommender</text:p>
      <text:p text:style-name="P17">system using Hadoop Map Reduce <text:span text:style-name="T2">[Journal of Intelligent &amp; Fuzzy Systems 32 (2017) 2997–3008 DOI:10.3233/JIFS-16924.]</text:span></text:p>
      <text:p text:style-name="P2"/>
      <text:p text:style-name="P3">Penulis :</text:p>
      <text:p text:style-name="P3">Anjali Gautam ∗ and Punam Bedi</text:p>
      <text:p text:style-name="P16">Department of Computer Science, University of Delhi, Delhi, India</text:p>
      <text:p text:style-name="P3"/>
      <text:p text:style-name="P4">Bab 1 – Pendahuluan dll :</text:p>
      <text:p text:style-name="P4"/>
      <text:p text:style-name="P5"><text:tab/><text:span text:style-name="T16">Perkembangan teknologi yang sangat cepat ternyata juga memiliki dampak kepada bagaimana informasi berkembang. Semakin banyak informasi yang bisa dibuat dan diterima oleh manusia dan mesin, semakin banyak pula data yang dihasilkan oleh manusia. Perubahan ini ditandai dengan fenomena </text:span><text:span text:style-name="T3">data explosion </text:span><text:span text:style-name="T9">pada sekitar tahun 2014 lalu, semakin banyak sumber data maka semakin banyak pula hal – hal yang menarik bisa ditemukan dan mungkin saja dapat berdampak besar pada masyarakat dunia. Hal – hal tersebut juga dapat disebut sebagai </text:span><text:span text:style-name="T3">insight</text:span><text:span text:style-name="T9">.</text:span></text:p>
      <text:p text:style-name="P5"><text:span text:style-name="T9"><text:tab/></text:span></text:p>
      <text:p text:style-name="P5"><text:span text:style-name="T9"><text:tab/></text:span><text:span text:style-name="T10">Percepatan pertumbuhan informasi dan data juga berdampak pada bagaimana perekonomian dunia bekerja. Pemanfaatan data dengan baik terbukti dapat meningkatkan produktifitas dari suatu bisnis. Industri yang paling banyak memanfaatkan data dan analisa data adalah industri e-commerce. Industri e-commerce bertumpu pada bagaimana mereka sebagai e-commerce dapat memanjakan pembeli dengan berbagai penawaran yang sesuai dengan kebutuhan setiap pelanggannya. Oleh karena itu pemanfaatan data dengan analisis mendalam pada data akan memunculkan </text:span><text:span text:style-name="T4">insight</text:span><text:span text:style-name="T10"> baru untuk pelaku </text:span><text:span text:style-name="T4">e-commerce</text:span><text:span text:style-name="T10">.</text:span></text:p>
      <text:p text:style-name="P5"/>
      <text:p text:style-name="P6">Bab 2 – Permasalahan dan pembahasan :</text:p>
      <text:p text:style-name="P6"/>
      <text:p text:style-name="P6"><text:tab/><text:span text:style-name="T17">Namun </text:span><text:span text:style-name="T4">managerial</text:span><text:span text:style-name="T17"> </text:span><text:span text:style-name="T4">data </text:span><text:span text:style-name="T11">dengan volume yang besar dan varietas yang banyak dapat memperlambat komputasi bekerja. Perlu diterapkan sebuah proses komputasi yang tidak hanya terdistribusi tapi juga ter</text:span><text:span text:style-name="T12">integrasi dengan baik. Oleh karenanya penulis menggunakan framework </text:span><text:span text:style-name="T5">BigData </text:span><text:span text:style-name="T12">yang paling sederhana tapi juga sangat efektif dalam menjalankan tugasnya yaitu Hadoop. Dalam cara kerjanya Hadoop membagi proses penyimpanan dan proses pengolahan data menjadi 2 proses yang berbeda, yaitu HDFS untuk penyimpanan data secara distribusi dan Hadoop MapReduce untuk pemprosesan data secara terdistribusi dengan memanfaatkan beberapa sumber daya komputer terdistribusi secara langsung dan relatime.</text:span></text:p>
      <text:p text:style-name="P6"><text:span text:style-name="T12"/></text:p>
      <text:p text:style-name="P6"><text:span text:style-name="T12"><text:tab/>Pengolahan data menggunakan sebuah sistem terdistribusi dapat membantu proses komputasi menjadi lebih efisien dan cepat. Hal tersebut dipengaruhi oleh faktor pembagian </text:span><text:soft-page-break/><text:span text:style-name="T12">sumber daya antar komputer untuk menjalankan sebuah proses komputasi secara paralel. </text:span><text:span text:style-name="T13">Kemudian hasil analisis tersebut nantinya akan dipadukan dengan sebuah sistem </text:span><text:span text:style-name="T6">Content Based Recomendation System (CBRS) </text:span><text:span text:style-name="T13">yang akan memberi rekomendasi bagi pembeli disebuah e-commerce sesuai dengan ketertarikan pembeli secara langsung.</text:span></text:p>
      <text:p text:style-name="P12"/>
      <text:p text:style-name="P13">Kesimpulan :</text:p>
      <text:p text:style-name="P14"><text:tab/></text:p>
      <text:p text:style-name="P9"><text:span text:style-name="T8"><text:tab/></text:span><text:span text:style-name="T13">Pendekatan MapReduce untuk sebuah </text:span><text:span text:style-name="T6">CBRS </text:span><text:span text:style-name="T13">bisa dibilang berpengaruh secara signiifikan. Pemprosesan secara bersamaan sebuah inputan dengan dokumen yang sudah ada pada sistem memiliki tingkat akurasi yang tinggi dan konsumsi sumber daya yang lebih efisien ketimbang </text:span><text:span text:style-name="T6">CBRS </text:span><text:span text:style-name="T13">pada umumnya yang tidak menggunakan pendekatan MapReduce </text:span><text:span text:style-name="T14">karena pemprosesan yang dilakukan secara </text:span><text:span text:style-name="T7">parallel</text:span><text:span text:style-name="T14"> atau bersamaan.</text:span></text:p>
      <text:p text:style-name="P15"/>
      <text:p text:style-name="P15">#AkhirnyaNgerja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8T10:47:34.258126479</meta:creation-date>
    <dc:date>2020-01-04T00:56:01.628551541</dc:date>
    <meta:editing-duration>PT11M18S</meta:editing-duration>
    <meta:editing-cycles>2</meta:editing-cycles>
    <meta:generator>LibreOffice/6.2.5.2$Linux_X86_64 LibreOffice_project/1ec314fa52f458adc18c4f025c545a4e8b22c159</meta:generator>
    <meta:document-statistic meta:table-count="0" meta:image-count="0" meta:object-count="0" meta:page-count="2" meta:paragraph-count="21" meta:word-count="418" meta:character-count="3148" meta:non-whitespace-character-count="2738"/>
  </office:meta>
</office:document-meta>
</file>